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4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2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61">
      <style:table-cell-properties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ffffff"/>
    </style:style>
    <style:style style:name="ce11" style:family="table-cell" style:parent-style-name="Default" style:data-style-name="N60">
      <style:text-properties fo:color="#ffffff"/>
    </style:style>
    <style:style style:name="ce12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number-columns-repeated="2" table:default-cell-style-name="ce8"/>
        <table:table-column table:style-name="co5" table:default-cell-style-name="ce11"/>
        <table:table-column table:style-name="co5" table:number-columns-repeated="2" table:default-cell-style-name="ce10"/>
        <table:table-row table:style-name="ro1">
          <table:table-cell table:style-name="ce1" office:value-type="string" calcext:value-type="string">
            <text:p>Exposure time</text:p>
          </table:table-cell>
          <table:table-cell table:style-name="ce1" office:value-type="string" calcext:value-type="string">
            <text:p>image acquisition</text:p>
          </table:table-cell>
          <table:table-cell table:style-name="ce5" office:value-type="string" calcext:value-type="string" table:number-columns-spanned="2" table:number-rows-spanned="1">
            <text:p>led on time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ed change time</text:p>
          </table:table-cell>
          <table:covered-table-cell table:style-name="ce9"/>
          <table:table-cell table:style-name="ce10" office:value-type="float" office:value="0.0000422" calcext:value-type="float">
            <text:p>0.0000422</text:p>
          </table:table-cell>
          <table:table-cell office:value-type="float" office:value="0.11068964" calcext:value-type="float">
            <text:p>0.11068964</text:p>
          </table:table-cell>
          <table:table-cell office:value-type="float" office:value="0.110920190811157" calcext:value-type="float">
            <text:p>0.1109201908</text:p>
          </table:table-cell>
        </table:table-row>
        <table:table-row table:style-name="ro1">
          <table:table-cell table:style-name="ce2" office:value-type="string" calcext:value-type="string">
            <text:p>set by software</text:p>
          </table:table-cell>
          <table:table-cell table:style-name="ce2" office:value-type="string" calcext:value-type="string">
            <text:p>measured by time()</text:p>
          </table:table-cell>
          <table:table-cell table:style-name="ce5" office:value-type="string" calcext:value-type="string">
            <text:p>time()</text:p>
          </table:table-cell>
          <table:table-cell table:style-name="ce5" office:value-type="string" calcext:value-type="string">
            <text:p>scope</text:p>
          </table:table-cell>
          <table:table-cell table:style-name="ce7" office:value-type="string" calcext:value-type="string">
            <text:p>on</text:p>
          </table:table-cell>
          <table:table-cell table:style-name="ce7" office:value-type="string" calcext:value-type="string">
            <text:p>off</text:p>
          </table:table-cell>
          <table:table-cell table:style-name="ce10" office:value-type="float" office:value="0.000024557" calcext:value-type="float">
            <text:p>0.000024557</text:p>
          </table:table-cell>
          <table:table-cell office:value-type="float" office:value="0.114748477935791" calcext:value-type="float">
            <text:p>0.1147484779</text:p>
          </table:table-cell>
          <table:table-cell office:value-type="float" office:value="0.11490535736084" calcext:value-type="float">
            <text:p>0.1149053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H1]-[.G1])*1000" office:value-type="float" office:value="110.64744" calcext:value-type="float">
            <text:p>110.65</text:p>
          </table:table-cell>
          <table:table-cell table:formula="of:=([.I1]-[.G1])*1000" office:value-type="float" office:value="110.877990811157" calcext:value-type="float">
            <text:p>110.88</text:p>
          </table:table-cell>
          <table:table-cell office:value-type="float" office:value="110" calcext:value-type="float">
            <text:p>110</text:p>
          </table:table-cell>
          <table:table-cell table:formula="of:=[.G1]" office:value-type="float" office:value="0.0000422" calcext:value-type="float">
            <text:p>4.22E-05</text:p>
          </table:table-cell>
          <table:table-cell table:formula="of:=([.I1]-[.H1])*1000" office:value-type="float" office:value="0.230550811157249" calcext:value-type="float">
            <text:p>2.31E-01</text:p>
          </table:table-cell>
          <table:table-cell table:style-name="ce10" office:value-type="float" office:value="0.0000255107879" calcext:value-type="float">
            <text:p>2.55107879E-005</text:p>
          </table:table-cell>
          <table:table-cell office:value-type="float" office:value="0.183615207672119" calcext:value-type="float">
            <text:p>0.1836152077</text:p>
          </table:table-cell>
          <table:table-cell office:value-type="float" office:value="0.183762788772583" calcext:value-type="float">
            <text:p>0.1837627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H2]-[.G2])*1000" office:value-type="float" office:value="114.723920935791" calcext:value-type="float">
            <text:p>114.72</text:p>
          </table:table-cell>
          <table:table-cell table:formula="of:=([.I2]-[.G2])*1000" office:value-type="float" office:value="114.88080036084" calcext:value-type="float">
            <text:p>114.88</text:p>
          </table:table-cell>
          <table:table-cell office:value-type="float" office:value="114" calcext:value-type="float">
            <text:p>114</text:p>
          </table:table-cell>
          <table:table-cell table:formula="of:=[.G2]" office:value-type="float" office:value="0.000024557" calcext:value-type="float">
            <text:p>2.46E-05</text:p>
          </table:table-cell>
          <table:table-cell table:formula="of:=([.I2]-[.H2])*1000" office:value-type="float" office:value="0.156879425048814" calcext:value-type="float">
            <text:p>1.57E-01</text:p>
          </table:table-cell>
          <table:table-cell office:value-type="float" office:value="0.0000278949737548828" calcext:value-type="float">
            <text:p>2.79E-005</text:p>
          </table:table-cell>
          <table:table-cell table:style-name="ce12" office:value-type="float" office:value="0.308768749237061" calcext:value-type="float">
            <text:p>0.3087687492</text:p>
          </table:table-cell>
          <table:table-cell office:value-type="float" office:value="0.308921575546265" calcext:value-type="float">
            <text:p>0.3089215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H3]-[.G3])*1000" office:value-type="float" office:value="183.589696884219" calcext:value-type="float">
            <text:p>183.59</text:p>
          </table:table-cell>
          <table:table-cell table:formula="of:=([.I3]-[.G3])*1000" office:value-type="float" office:value="183.737277984683" calcext:value-type="float">
            <text:p>183.74</text:p>
          </table:table-cell>
          <table:table-cell office:value-type="float" office:value="184" calcext:value-type="float">
            <text:p>184</text:p>
          </table:table-cell>
          <table:table-cell table:formula="of:=[.G3]" office:value-type="float" office:value="0.0000255107879" calcext:value-type="float">
            <text:p>2.55E-05</text:p>
          </table:table-cell>
          <table:table-cell table:formula="of:=([.I3]-[.H3])*1000" office:value-type="float" office:value="0.147581100463839" calcext:value-type="float">
            <text:p>1.48E-01</text:p>
          </table:table-cell>
          <table:table-cell office:value-type="float" office:value="0.0000236034393310547" calcext:value-type="float">
            <text:p>2.36E-005</text:p>
          </table:table-cell>
          <table:table-cell office:value-type="float" office:value="0.371155738830566" calcext:value-type="float">
            <text:p>0.3711557388</text:p>
          </table:table-cell>
          <table:table-cell office:value-type="float" office:value="0.371309518814087" calcext:value-type="float">
            <text:p>0.3713095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H4]-[.G4])*1000" office:value-type="float" office:value="308.740854263306" calcext:value-type="float">
            <text:p>308.74</text:p>
          </table:table-cell>
          <table:table-cell table:formula="of:=([.I4]-[.G4])*1000" office:value-type="float" office:value="308.89368057251" calcext:value-type="float">
            <text:p>308.89</text:p>
          </table:table-cell>
          <table:table-cell office:value-type="float" office:value="308" calcext:value-type="float">
            <text:p>308</text:p>
          </table:table-cell>
          <table:table-cell table:formula="of:=[.G4]" office:value-type="float" office:value="0.0000278949737548828" calcext:value-type="float">
            <text:p>2.79E-05</text:p>
          </table:table-cell>
          <table:table-cell table:formula="of:=([.I4]-[.H4])*1000" office:value-type="float" office:value="0.152826309204102" calcext:value-type="float">
            <text:p>1.53E-01</text:p>
          </table:table-cell>
          <table:table-cell office:value-type="float" office:value="0.0000274181365966797" calcext:value-type="float">
            <text:p>2.74E-005</text:p>
          </table:table-cell>
          <table:table-cell office:value-type="float" office:value="0.671723127365112" calcext:value-type="float">
            <text:p>0.6717231274</text:p>
          </table:table-cell>
          <table:table-cell office:value-type="float" office:value="0.671886682510376" calcext:value-type="float">
            <text:p>0.6718866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H5]-[.G5])*1000" office:value-type="float" office:value="371.132135391235" calcext:value-type="float">
            <text:p>371.13</text:p>
          </table:table-cell>
          <table:table-cell table:formula="of:=([.I5]-[.G5])*1000" office:value-type="float" office:value="371.285915374756" calcext:value-type="float">
            <text:p>371.29</text:p>
          </table:table-cell>
          <table:table-cell office:value-type="float" office:value="372" calcext:value-type="float">
            <text:p>372</text:p>
          </table:table-cell>
          <table:table-cell table:formula="of:=[.G5]" office:value-type="float" office:value="0.0000236034393310547" calcext:value-type="float">
            <text:p>2.36E-05</text:p>
          </table:table-cell>
          <table:table-cell table:formula="of:=([.I5]-[.H5])*1000" office:value-type="float" office:value="0.153779983520508" calcext:value-type="float">
            <text:p>1.54E-01</text:p>
          </table:table-cell>
          <table:table-cell office:value-type="float" office:value="0.0000262260437011719" calcext:value-type="float">
            <text:p>2.62E-005</text:p>
          </table:table-cell>
          <table:table-cell office:value-type="float" office:value="1.35869479179382" calcext:value-type="float">
            <text:p>1.3586947918</text:p>
          </table:table-cell>
          <table:table-cell office:value-type="float" office:value="1.35892510414124" calcext:value-type="float">
            <text:p>1.35892510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H6]-[.G6])*1000" office:value-type="float" office:value="671.695709228516" calcext:value-type="float">
            <text:p>671.70</text:p>
          </table:table-cell>
          <table:table-cell table:formula="of:=([.I6]-[.G6])*1000" office:value-type="float" office:value="671.859264373779" calcext:value-type="float">
            <text:p>671.86</text:p>
          </table:table-cell>
          <table:table-cell office:value-type="float" office:value="670" calcext:value-type="float">
            <text:p>670</text:p>
          </table:table-cell>
          <table:table-cell table:formula="of:=[.G6]" office:value-type="float" office:value="0.0000274181365966797" calcext:value-type="float">
            <text:p>2.74E-05</text:p>
          </table:table-cell>
          <table:table-cell table:formula="of:=([.I6]-[.H6])*1000" office:value-type="float" office:value="0.163555145263783" calcext:value-type="float">
            <text:p>1.64E-01</text:p>
          </table:table-cell>
          <table:table-cell table:style-name="Default"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H7]-[.G7])*1000" office:value-type="float" office:value="1358.66856575012" calcext:value-type="float">
            <text:p>1358.67</text:p>
          </table:table-cell>
          <table:table-cell table:formula="of:=([.I7]-[.G7])*1000" office:value-type="float" office:value="1358.89887809753" calcext:value-type="float">
            <text:p>1358.90</text:p>
          </table:table-cell>
          <table:table-cell office:value-type="float" office:value="1360" calcext:value-type="float">
            <text:p>1360</text:p>
          </table:table-cell>
          <table:table-cell table:formula="of:=[.G7]" office:value-type="float" office:value="0.0000262260437011719" calcext:value-type="float">
            <text:p>2.62E-05</text:p>
          </table:table-cell>
          <table:table-cell table:formula="of:=([.I7]-[.H7])*1000" office:value-type="float" office:value="0.230312347412109" calcext:value-type="float">
            <text:p>2.30E-0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8:04:28.333803863</meta:creation-date>
    <dc:date>2016-11-03T08:33:26.418075375</dc:date>
    <meta:editing-duration>PT13M48S</meta:editing-duration>
    <meta:editing-cycles>1</meta:editing-cycles>
    <meta:document-statistic meta:table-count="1" meta:cell-count="73" meta:object-count="0"/>
    <meta:generator>LibreOffice/4.3.3.2$Linux_ARM_EABI LibreOffice_project/430m0$Build-2</meta:generator>
    <meta:user-defined meta:name="qrichtext">1</meta:user-defined>
  </office:meta>
</office:document-meta>
</file>